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9ed8" officeooo:paragraph-rsid="00089ed8"/>
    </style:style>
    <style:style style:name="P2" style:family="paragraph" style:parent-style-name="Standard">
      <style:text-properties officeooo:rsid="000910e3" officeooo:paragraph-rsid="000910e3"/>
    </style:style>
    <style:style style:name="P3" style:family="paragraph" style:parent-style-name="Standard">
      <style:text-properties fo:font-weight="bold" officeooo:rsid="000910e3" officeooo:paragraph-rsid="000910e3" style:font-weight-asian="bold" style:font-weight-complex="bold"/>
    </style:style>
    <style:style style:name="T1" style:family="text">
      <style:text-properties officeooo:rsid="000910e3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REATE TABLE</text:span> Tulajdonos(TKód int(3) primary key, Név varchar(20) not null, Város varchar(20));</text:p>
      <text:p text:style-name="Standard"/>
      <text:p text:style-name="Standard"><text:span text:style-name="T1">CREATE TABLE</text:span> Auto(Rendszam char(7) primary key, Tipus varchar(25) not null, Szin varchar(15), Kor int(2), Ar int(8), Tulaj int(3), foreign key (Tulaj) references Tulajdonos(Tkód));</text:p>
      <text:p text:style-name="Standard"/>
      <text:p text:style-name="Standard">insert into Tulajdonos values(101, 'Kis János', 'Miskolc');</text:p>
      <text:p text:style-name="Standard">insert into Tulajdonos values(102, 'Kis Éva', 'Szerencs');</text:p>
      <text:p text:style-name="Standard">insert into Tulajdonos values(103, 'Retek Ödön', 'Miskolc');</text:p>
      <text:p text:style-name="Standard">insert into Tulajdonos values(104, 'Virág Zoltán', 'Nyék');</text:p>
      <text:p text:style-name="Standard">insert into Tulajdonos values(105, 'Nagy Eszter', 'Nyék');</text:p>
      <text:p text:style-name="Standard">insert into Tulajdonos values(106, 'Kovács Magor', 'Szerencs');</text:p>
      <text:p text:style-name="Standard">insert into Tulajdonos values(107, 'Asztal Antal', 'Miskolc');</text:p>
      <text:p text:style-name="Standard"/>
      <text:p text:style-name="Standard">Insert into Auto values('FER-831', 'Opel Corsa', 'Piros', 18, 390, 101);</text:p>
      <text:p text:style-name="Standard">Insert into Auto values('IXJ-239', 'Suzuki Swift', 'Zöld', 15, 450, 105);</text:p>
      <text:p text:style-name="Standard">Insert into Auto values('JAH-425', 'Skoda Fabia', 'Piros', 13, 620, 102);</text:p>
      <text:p text:style-name="Standard">Insert into Auto values('MLM-211', 'Toyota Yaris', 'Fehér', 3, 1850, 105);</text:p>
      <text:p text:style-name="Standard">Insert into Auto values('KFT-204', 'Opel Astra', 'Szürke', 7, 1250, 106);</text:p>
      <text:p text:style-name="Standard">Insert into Auto values('JCD-443', 'Opel Astra', 'Fehér', 12, 990, 107);</text:p>
      <text:p text:style-name="Standard">Insert into Auto values('KAP-290', 'BMW 316', 'Fekete', 6, 3250, 102);</text:p>
      <text:p text:style-name="Standard">Insert into Auto values('GDF-525', 'Renault Twingo', 'Fekete', 16, 280, NULL);</text:p>
      <text:p text:style-name="Standard">Insert into Auto values('HUB-936', 'Suzuki Swift', 'Fekete', 16, 500, NULL);</text:p>
      <text:p text:style-name="Standard"/>
      <text:p text:style-name="P1"><text:span text:style-name="T2">1. Írassuk ki az autók rendszámát és tulajdonusuk nevét.</text:span><text:line-break/><text:line-break/>SELECT <text:span text:style-name="T1">Auto.</text:span>Rendszam, <text:span text:style-name="T1">Tulajdonos.Név</text:span></text:p>
      <text:p text:style-name="P2">FROM Auto</text:p>
      <text:p text:style-name="P2">INNER JOIN Tulajdonos ON Auto.Tulaj = Tulajdonos.TKód;</text:p>
      <text:p text:style-name="P2"/>
      <text:p text:style-name="P3">2. Írjuk ki a miskolci tulajdonosok autóinak adatait.</text:p>
      <text:p text:style-name="P2"/>
      <text:p text:style-name="P2">SELECT *</text:p>
      <text:p text:style-name="P2">FROM Auto</text:p>
      <text:p text:style-name="P2">INNER JOIN Tulajdonos ON Auto.Tulaj = Tulajdonos.Tkód</text:p>
      <text:p text:style-name="P2">WHERE Tulajdonos.Város = ‘Miskolc’;</text:p>
      <text:p text:style-name="P2"/>
      <text:p text:style-name="P3">3. Írrassuk ki az autók típusát, árát, és kategóriáját.</text:p>
      <text:p text:style-name="P2"/>
      <text:p text:style-name="P2">SELECT Tipus, Ar, Szin</text:p>
      <text:p text:style-name="P2">FROM Auto;</text:p>
      <text:p text:style-name="P2"/>
      <text:p text:style-name="P2"><text:span text:style-name="T2">4. Kinek, milyen rendszámú autója van? Szerepeljen az is, akinek nincs autója!</text:span><text:line-break/><text:line-break/>SELECT Tulajdonos.Név, Auto.Rendszam</text:p>
      <text:p text:style-name="P2">FROM Tulajdonos</text:p>
      <text:p text:style-name="P2">INNER JOIN Auto ON Tulajdonos.TKód = Auto.Tulaj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2:57:24.841131302</meta:creation-date>
    <dc:date>2021-11-10T13:16:30.237989020</dc:date>
    <meta:editing-duration>PT8M35S</meta:editing-duration>
    <meta:editing-cycles>1</meta:editing-cycles>
    <meta:document-statistic meta:table-count="0" meta:image-count="0" meta:object-count="0" meta:page-count="1" meta:paragraph-count="32" meta:word-count="257" meta:character-count="1934" meta:non-whitespace-character-count="1707"/>
    <meta:generator>LibreOffice/6.0.6.2$Linux_X86_64 LibreOffice_project/00m0$Build-2</meta:generator>
  </office:meta>
</office:document-meta>
</file>